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30223" officeooo:paragraph-rsid="00030223"/>
    </style:style>
    <style:style style:name="P2" style:family="paragraph" style:parent-style-name="Standard">
      <style:text-properties officeooo:rsid="000906d1" officeooo:paragraph-rsid="000906d1"/>
    </style:style>
    <style:style style:name="P3" style:family="paragraph" style:parent-style-name="Standard">
      <style:text-properties style:text-underline-style="solid" style:text-underline-width="auto" style:text-underline-color="font-color" officeooo:rsid="00097b49" officeooo:paragraph-rsid="00097b49"/>
    </style:style>
    <style:style style:name="P4" style:family="paragraph" style:parent-style-name="Standard">
      <style:text-properties style:text-underline-style="solid" style:text-underline-width="auto" style:text-underline-color="font-color" officeooo:rsid="000a5bdf" officeooo:paragraph-rsid="000a5bdf"/>
    </style:style>
    <style:style style:name="P5" style:family="paragraph" style:parent-style-name="Standard">
      <style:text-properties style:text-underline-style="solid" style:text-underline-width="auto" style:text-underline-color="font-color" officeooo:rsid="00138a77" officeooo:paragraph-rsid="00155166"/>
    </style:style>
    <style:style style:name="P6" style:family="paragraph" style:parent-style-name="Standard">
      <style:text-properties style:text-underline-style="solid" style:text-underline-width="auto" style:text-underline-color="font-color" officeooo:rsid="00155166" officeooo:paragraph-rsid="00155166"/>
    </style:style>
    <style:style style:name="P7" style:family="paragraph" style:parent-style-name="Standard">
      <style:text-properties style:text-underline-style="none" officeooo:rsid="001bea59" officeooo:paragraph-rsid="001bea59"/>
    </style:style>
    <style:style style:name="P8" style:family="paragraph" style:parent-style-name="Standard">
      <style:paragraph-properties fo:break-before="page" fo:padding-left="0in" fo:padding-right="0in" fo:padding-top="0in" fo:padding-bottom="0.0291in" fo:border-left="none" fo:border-right="none" fo:border-top="none" fo:border-bottom="0.06pt solid #000000" style:join-border="false"/>
      <style:text-properties style:text-underline-style="solid" style:text-underline-width="auto" style:text-underline-color="font-color" officeooo:rsid="000a5bdf" officeooo:paragraph-rsid="000a5bdf"/>
    </style:style>
    <style:style style:name="P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underline-style="solid" style:text-underline-width="auto" style:text-underline-color="font-color" officeooo:rsid="00155166" officeooo:paragraph-rsid="00155166"/>
    </style:style>
    <style:style style:name="P10" style:family="paragraph">
      <style:paragraph-properties fo:text-align="center"/>
    </style:style>
    <style:style style:name="P11" style:family="paragraph">
      <loext:graphic-properties draw:fill-color="#000000"/>
    </style:style>
    <style:style style:name="P12" style:family="paragraph">
      <loext:graphic-properties draw:fill-color="#ffffff"/>
      <style:paragraph-properties fo:text-align="center"/>
    </style:style>
    <style:style style:name="T1" style:family="text">
      <style:text-properties officeooo:rsid="00036b0a"/>
    </style:style>
    <style:style style:name="T2" style:family="text">
      <style:text-properties fo:font-weight="bold" officeooo:rsid="00036b0a" style:font-weight-asian="bold" style:font-weight-complex="bold"/>
    </style:style>
    <style:style style:name="T3" style:family="text">
      <style:text-properties officeooo:rsid="000906d1"/>
    </style:style>
    <style:style style:name="T4" style:family="text">
      <style:text-properties officeooo:rsid="00097b49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a31bc"/>
    </style:style>
    <style:style style:name="T7" style:family="text">
      <style:text-properties style:text-underline-style="none" officeooo:rsid="000a5bdf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27ab5" style:font-weight-asian="normal" style:font-weight-complex="normal"/>
    </style:style>
    <style:style style:name="T10" style:family="text">
      <style:text-properties style:text-underline-style="none" fo:font-weight="normal" officeooo:rsid="00155166" style:font-weight-asian="normal" style:font-weight-complex="normal"/>
    </style:style>
    <style:style style:name="T11" style:family="text">
      <style:text-properties style:text-underline-style="none" fo:font-weight="normal" officeooo:rsid="0016211b" style:font-weight-asian="normal" style:font-weight-complex="normal"/>
    </style:style>
    <style:style style:name="T12" style:family="text">
      <style:text-properties style:text-underline-style="none" fo:font-weight="normal" officeooo:rsid="0017f7c3" style:font-weight-asian="normal" style:font-weight-complex="normal"/>
    </style:style>
    <style:style style:name="T13" style:family="text">
      <style:text-properties style:text-underline-style="none" fo:font-weight="normal" officeooo:rsid="001aaad3" style:font-weight-asian="normal" style:font-weight-complex="normal"/>
    </style:style>
    <style:style style:name="T14" style:family="text">
      <style:text-properties style:text-underline-style="none" fo:font-weight="bold" officeooo:rsid="000eb4a0" style:font-weight-asian="bold" style:font-weight-complex="bold"/>
    </style:style>
    <style:style style:name="T15" style:family="text">
      <style:text-properties style:text-underline-style="none" fo:font-weight="bold" officeooo:rsid="0017f7c3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d69e8" style:font-weight-asian="normal" style:font-weight-complex="normal"/>
    </style:style>
    <style:style style:name="T18" style:family="text">
      <style:text-properties fo:font-size="8pt" style:font-size-asian="6pt" style:font-size-complex="8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2811in" fo:min-width="0.2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2819in" fo:min-width="0.2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000000" draw:textarea-horizontal-align="justify" draw:textarea-vertical-align="middle" draw:auto-grow-height="false" fo:min-height="0.1063in" fo:min-width="0.2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ff" draw:textarea-horizontal-align="justify" draw:textarea-vertical-align="middle" draw:auto-grow-height="false" fo:min-height="0.2665in" fo:min-width="0.65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0827in" fo:min-width="0.082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3/01/18</text:p>
      <text:p text:style-name="P1"/>
      <text:p text:style-name="P1">- AVL tree:</text:p>
      <text:p text:style-name="P1">* (recursive) asolute difference betweeen right and left subtree height cannot be more than one</text:p>
      <text:p text:style-name="P1">* <text:span text:style-name="T1">term: </text:span><text:span text:style-name="T2">balance factor</text:span></text:p>
      <text:p text:style-name="P1"/>
      <text:p text:style-name="P1"/>
      <text:p text:style-name="P1">- <text:span text:style-name="T3">In certain situations, this “simple” AVL rotation algo wont work.</text:span></text:p>
      <text:p text:style-name="P2">Consider:</text:p>
      <text:p text:style-name="P2"><draw:custom-shape text:anchor-type="paragraph" draw:z-index="4" draw:name="Shape1" draw:style-name="gr2" draw:text-style-name="P10" svg:width="0.3685in" svg:height="0.398in" svg:x="0.1409in" svg:y="0.0543in"><text:p text:style-name="P10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" draw:style-name="gr2" draw:text-style-name="P10" svg:width="0.3685in" svg:height="0.398in" svg:x="0.1563in" svg:y="0.9937in"><text:p text:style-name="P10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1" draw:style-name="gr2" draw:text-style-name="P10" svg:width="0.3685in" svg:height="0.398in" svg:x="0.5091in" svg:y="0.452in"><text:p text:style-name="P10">7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text:anchor-type="paragraph" draw:z-index="2" draw:name="Shape2" draw:style-name="gr1" draw:text-style-name="P10" svg:x1="0.6031in" svg:y1="0.6181in" svg:x2="0.3681in" svg:y2="0.3213in"><text:p/></draw:line><draw:line text:anchor-type="paragraph" draw:z-index="3" draw:name="Shape3" draw:style-name="gr1" draw:text-style-name="P10" svg:x1="0.4539in" svg:y1="1.1594in" svg:x2="0.6579in" svg:y2="0.711in"><text:p/></draw:line><draw:custom-shape text:anchor-type="paragraph" draw:z-index="7" draw:name="Shape1" draw:style-name="gr2" draw:text-style-name="P10" svg:width="0.3685in" svg:height="0.398in" svg:x="1.6764in" svg:y="0.0626in"><text:p text:style-name="P10">7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1" draw:style-name="gr3" draw:text-style-name="P10" svg:width="0.3685in" svg:height="0.3976in" svg:x="1.8098in" svg:y="0.9862in"><text:p text:style-name="P10">5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9" draw:name="Shape1" draw:style-name="gr2" draw:text-style-name="P10" svg:width="0.3685in" svg:height="0.398in" svg:x="1.3472in" svg:y="0.5709in"><text:p text:style-name="P10">3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text:anchor-type="paragraph" draw:z-index="0" draw:name="Shape4" draw:style-name="gr1" draw:text-style-name="P10" svg:x1="1.5665in" svg:y1="0.7197in" svg:x2="1.8484in" svg:y2="0.2539in"><text:p/></draw:line><draw:line text:anchor-type="paragraph" draw:z-index="1" draw:name="Shape5" draw:style-name="gr1" draw:text-style-name="P10" svg:x1="1.5665in" svg:y1="0.872in" svg:x2="1.974in" svg:y2="1.1681in"><text:p/></draw:line><draw:custom-shape text:anchor-type="paragraph" draw:z-index="10" draw:name="Shape6" draw:style-name="gr4" draw:text-style-name="P11" svg:width="0.2831in" svg:height="0.2122in" svg:x="0.9866in" svg:y="0.711in"><text:p/>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 <text:span text:style-name="T4">A single rotation cannot fix these tree. To fix, we need a slightly more omplex algo.</text:span></text:p>
      <text:p text:style-name="P2"/>
      <text:p text:style-name="P3">Full AVL Algorithm</text:p>
      <text:p text:style-name="P3"><text:span text:style-name="T5"/></text:p>
      <text:p text:style-name="P3"><text:span text:style-name="T5">- Requires one additional check and up to one additional rotation.</text:span></text:p>
      <text:p text:style-name="P3"><text:span text:style-name="T5">1. Where the imbalance occurs (Original root) if the balance factor = 0</text:span></text:p>
      <text:p text:style-name="P3"><text:span text:style-name="T5"><text:tab/>a. New root = </text:span><text:span text:style-name="T6">Original roots left child</text:span></text:p>
      <text:p text:style-name="P3"><text:span text:style-name="T6"><text:tab/>b. if New Root’s Bal. Fact. is &gt; 0, perform a left rotation at New Root first</text:span></text:p>
      <text:p text:style-name="P3"><text:span text:style-name="T6"><text:tab/></text:span><text:span text:style-name="T7">c. then perform actual rotation at Original Root</text:span></text:p>
      <text:p text:style-name="P4"><text:span text:style-name="T5">2. If Original Roots Bal. Fac. &gt; 0</text:span></text:p>
      <text:p text:style-name="P4"><text:span text:style-name="T5"><text:tab/>a. New Root = Original Root’s right child</text:span></text:p>
      <text:p text:style-name="P4"><text:span text:style-name="T5"><text:tab/>b. If New Root’s Bal. Fac. &lt; 0, perform right rotation at New Root first</text:span></text:p>
      <text:p text:style-name="P4"><text:span text:style-name="T5"><text:tab/>c. Then, perform actual rotation at Original Root<text:tab/></text:span></text:p>
      <text:p text:style-name="P4"><draw:line text:anchor-type="paragraph" draw:z-index="11" draw:name="Shape2" draw:style-name="gr1" draw:text-style-name="P10" svg:x1="0.7421in" svg:y1="1.328in" svg:x2="0.5071in" svg:y2="1.0311in"><text:p/></draw:line><draw:line text:anchor-type="paragraph" draw:z-index="12" draw:name="Shape3" draw:style-name="gr1" draw:text-style-name="P10" svg:x1="0.5929in" svg:y1="1.8693in" svg:x2="0.7969in" svg:y2="1.4209in"><text:p/></draw:line><draw:custom-shape text:anchor-type="paragraph" draw:z-index="13" draw:name="Shape1" draw:style-name="gr2" draw:text-style-name="P10" svg:width="0.3685in" svg:height="0.398in" svg:x="0.2799in" svg:y="0.7638in"><text:p text:style-name="P10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1" draw:style-name="gr2" draw:text-style-name="P10" svg:width="0.3685in" svg:height="0.398in" svg:x="0.648in" svg:y="1.1618in"><text:p text:style-name="P10">5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14" draw:name="Shape1" draw:style-name="gr2" draw:text-style-name="P10" svg:width="0.3685in" svg:height="0.398in" svg:x="0.2953in" svg:y="1.7035in"><text:p text:style-name="P10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7" draw:style-name="gr5" draw:text-style-name="P12" svg:width="0.6598in" svg:height="0.2669in" svg:x="0.8811in" svg:y="0.7693in"><text:p text:style-name="P10"><text:span text:style-name="T18">Orig. Root</text:span></text:p><draw:enhanced-geometry svg:viewBox="0 0 21600 21600" draw:type="rectangle" draw:enhanced-path="M 0 0 L 21600 0 21600 21600 0 21600 0 0 Z N"/></draw:custom-shape><draw:custom-shape text:anchor-type="paragraph" draw:z-index="17" draw:name="Shape7" draw:style-name="gr5" draw:text-style-name="P12" svg:width="0.6598in" svg:height="0.2669in" svg:x="-0.4492in" svg:y="1.8in"><text:p text:style-name="P10"><text:span text:style-name="T18">New Root</text:span></text:p><draw:enhanced-geometry svg:viewBox="0 0 21600 21600" draw:type="rectangle" draw:enhanced-path="M 0 0 L 21600 0 21600 21600 0 21600 0 0 Z N"/></draw:custom-shape><draw:custom-shape text:anchor-type="paragraph" draw:z-index="18" draw:name="Shape7" draw:style-name="gr5" draw:text-style-name="P12" svg:width="0.6598in" svg:height="0.2669in" svg:x="1.0783in" svg:y="1.1862in"><text:p text:style-name="P10"><text:span text:style-name="T18">N</text:span><text:span text:style-name="T18">e</text:span><text:span text:style-name="T18">w</text:span><text:span text:style-name="T18"> </text:span><text:span text:style-name="T18">R</text:span><text:span text:style-name="T18">o</text:span><text:span text:style-name="T18">o</text:span><text:span text:style-name="T18">t</text:span></text:p><draw:enhanced-geometry svg:viewBox="0 0 21600 21600" draw:type="rectangle" draw:enhanced-path="M 0 0 L 21600 0 21600 21600 0 21600 0 0 Z N"/></draw:custom-shape><draw:custom-shape text:anchor-type="paragraph" draw:z-index="19" draw:name="Shape6" draw:style-name="gr4" draw:text-style-name="P11" svg:width="0.2831in" svg:height="0.2122in" svg:x="1.9591in" svg:y="1.322in"><text:p/>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20" draw:name="Shape2" draw:style-name="gr1" draw:text-style-name="P10" svg:x1="3.1614in" svg:y1="1.2705in" svg:x2="2.9264in" svg:y2="0.9736in"><text:p/></draw:line><draw:line text:anchor-type="paragraph" draw:z-index="21" draw:name="Shape3" draw:style-name="gr1" draw:text-style-name="P10" svg:x1="3.6591in" svg:y1="1.7913in" svg:x2="3.2165in" svg:y2="1.3634in"><text:p/></draw:line><draw:custom-shape text:anchor-type="paragraph" draw:z-index="22" draw:name="Shape1" draw:style-name="gr2" draw:text-style-name="P10" svg:width="0.3685in" svg:height="0.398in" svg:x="2.6992in" svg:y="0.7063in"><text:p text:style-name="P10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1" draw:style-name="gr2" draw:text-style-name="P10" svg:width="0.3685in" svg:height="0.398in" svg:x="3.5016in" svg:y="1.611in"><text:p text:style-name="P10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1" draw:style-name="gr2" draw:text-style-name="P10" svg:width="0.3685in" svg:height="0.398in" svg:x="3.0673in" svg:y="1.1043in"><text:p text:style-name="P10">4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text:anchor-type="paragraph" draw:z-index="25" draw:name="Shape2" draw:style-name="gr1" draw:text-style-name="P10" svg:x1="5.8697in" svg:y1="1.1772in" svg:x2="5.6346in" svg:y2="0.8803in"><text:p/></draw:line><draw:line text:anchor-type="paragraph" draw:z-index="26" draw:name="Shape3" draw:style-name="gr1" draw:text-style-name="P10" svg:x1="5.2465in" svg:y1="1.3713in" svg:x2="5.4504in" svg:y2="0.9228in"><text:p/></draw:line><draw:custom-shape text:anchor-type="paragraph" draw:z-index="27" draw:name="Shape1" draw:style-name="gr2" draw:text-style-name="P10" svg:width="0.3685in" svg:height="0.398in" svg:x="4.9701in" svg:y="1.2516in"><text:p text:style-name="P10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1" draw:style-name="gr2" draw:text-style-name="P10" svg:width="0.3685in" svg:height="0.398in" svg:x="5.3425in" svg:y="0.6154in"><text:p text:style-name="P10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1" draw:style-name="gr2" draw:text-style-name="P10" svg:width="0.3685in" svg:height="0.398in" svg:x="5.7756in" svg:y="1.011in"><text:p text:style-name="P10">5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30" draw:name="Shape6" draw:style-name="gr4" draw:text-style-name="P11" svg:width="0.2831in" svg:height="0.2122in" svg:x="4.3319in" svg:y="1.2291in"><text:p/>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1" draw:name="Shape6" draw:style-name="gr4" draw:text-style-name="P11" svg:width="0.2831in" svg:height="0.2122in" svg:x="1.9591in" svg:y="1.322in"><text:p/>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5"/></text:p>
      <text:p text:style-name="P8"><text:span text:style-name="T5"/></text:p>
      <text:p text:style-name="P4"><text:span text:style-name="T5"/></text:p>
      <text:p text:style-name="P4"><text:span text:style-name="T5">- </text:span><text:span text:style-name="T14">Dynamic Cast:</text:span></text:p>
      <text:p text:style-name="P4"><text:span text:style-name="T14">*</text:span><text:span text:style-name="T12">Always favor dynamic casting over static</text:span></text:p>
      <text:p text:style-name="P5"><text:span text:style-name="T9">&gt;</text:span></text:p>
      <text:p text:style-name="P5"><text:span text:style-name="T10">AVLNode&lt;T&gt; *O_R = </text:span><text:span text:style-name="T8">dynamic_cast&lt;AVLNode&lt;T&gt; *</text:span><text:span text:style-name="T11">&gt; </text:span><text:span text:style-name="T8">(root→getRightChild())</text:span></text:p>
      <text:p text:style-name="P6"><text:span text:style-name="T13">&lt;</text:span></text:p>
      <text:p text:style-name="P9"><text:span text:style-name="T8"/></text:p>
      <text:p text:style-name="P6"><text:span text:style-name="T8"/></text:p>
      <text:p text:style-name="P7"><draw:custom-shape text:anchor-type="paragraph" draw:z-index="32" draw:name="Shape8" draw:style-name="gr6" draw:text-style-name="P10" svg:width="0.1161in" svg:height="0.1161in" svg:x="7.3161in" svg:y="2.70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09:02:00.350331006</meta:creation-date>
    <meta:generator>LibreOffice/5.4.4.2$Linux_X86_64 LibreOffice_project/40m0$Build-2</meta:generator>
    <dc:date>2018-03-01T10:19:20.126167974</dc:date>
    <meta:editing-duration>PT1H17M12S</meta:editing-duration>
    <meta:editing-cycles>31</meta:editing-cycles>
    <meta:document-statistic meta:table-count="0" meta:image-count="0" meta:object-count="0" meta:page-count="2" meta:paragraph-count="22" meta:word-count="168" meta:character-count="946" meta:non-whitespace-character-count="793"/>
  </office:meta>
</office:document-meta>
</file>